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a8d" officeooo:paragraph-rsid="0001ba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esponder de forma razonada argumentando tu respuesta a las siguientes cuestiones :</text:p>
      <text:p text:style-name="P1"/>
      <text:p text:style-name="P1">¿Por qué no funcionó correctamente la versión 14 de VMWare en los ordenadores de la sala?</text:p>
      <text:p text:style-name="P1"/>
      <text:p text:style-name="P1"/>
      <text:p text:style-name="P1"/>
      <text:p text:style-name="P1">¿Por qué daba VMWare un error cuando se trataba de agregar el disco facilitado por el profesor a la máquina virtual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09-26T08:14:42.229000000</dc:date>
    <meta:editing-duration>PT3M3S</meta:editing-duration>
    <meta:editing-cycles>1</meta:editing-cycles>
    <meta:document-statistic meta:table-count="0" meta:image-count="0" meta:object-count="0" meta:page-count="1" meta:paragraph-count="3" meta:word-count="49" meta:character-count="288" meta:non-whitespace-character-count="242"/>
  </office:meta>
</office:document-meta>
</file>